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dfc" officeooo:paragraph-rsid="0007adfc"/>
    </style:style>
    <style:style style:name="P2" style:family="paragraph" style:parent-style-name="Standard">
      <style:text-properties officeooo:paragraph-rsid="0007adfc"/>
    </style:style>
    <style:style style:name="P3" style:family="paragraph" style:parent-style-name="Text_20_body">
      <style:text-properties officeooo:paragraph-rsid="0007adfc"/>
    </style:style>
    <style:style style:name="T1" style:family="text">
      <style:text-properties officeooo:rsid="0007ad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) </text:span>La précédence des opérateurs détermine l'ordre dans lequel les opérateurs sont évalués. Les opérateurs avec la plus haute précédence sont évalués en premier.</text:p>
      <text:p text:style-name="Standard"/>
      <text:p text:style-name="P2"><text:span text:style-name="T1">2) </text:span>Les déclarations de variables sont traitées avant que le code soit exécuté, peu importe où elles sont placées dans le code. La portée d'une variable déclarée avec <text:span text:style-name="Source_20_Text">var</text:span> est le <text:span text:style-name="Emphasis">contexte d'exécution</text:span> courant, c'est-à-dire : la fonction qui contient la déclaration ou le contexte global si la variable est déclarée en dehors de toute fonction.</text:p>
      <text:p text:style-name="Text_20_body">Si on affecte une valeur à une variable qui n'a pas été déclarée (le mot-clé <text:span text:style-name="Source_20_Text">var</text:span> n'a pas été utilisé), cela devient une variable globale (une propriété de l'objet global) lorsque l'affectation est exécutée</text:p>
      <text:p text:style-name="P1">Les variables déclarées sont contraintes dans le contexte d''exécution dans lequel elles sont déclarées. Les variables non-déclarées sont toujours globales.</text:p>
      <text:p text:style-name="P1"/>
      <text:p text:style-name="P1">Les variables déclarées sont créées avant que n'importe quel autre code soit exécuté. Les variables non-déclarées n'existent pas tant que leur code n'est pas exécuté. </text:p>
      <text:p text:style-name="P1"/>
      <text:p text:style-name="P1">Les variables déclarées sont des propriétés non-configurables de leur contexte d'exécution (la fonction courante ou le contexte globaleà. Les variables non-déclarées sont configurables (ce qui signifie qu'elles peuvent être supprimées).</text:p>
      <text:p text:style-name="P1"/>
      <text:p text:style-name="P2"><text:span text:style-name="T1">3) </text:span><text:bookmark text:name="Dans_le_contexte_global"/>Dans le contexte global :</text:p>
      <text:p text:style-name="Text_20_body">Dans le contexte global d'exécution (c'est-à-dire, celui en dehors de toute fonction), «<text:span text:style-name="Source_20_Text">this»</text:span> fait référence à l'objet global (qu'on utilise ou non le mode strict).</text:p>
      <text:p text:style-name="P3"><text:span text:style-name="T1">Dans le contexte d'une fonction :</text:span></text:p>
      <text:p text:style-name="P3">S'il est utilisé dans une fonction, la valeur de «<text:span text:style-name="Source_20_Text">this»</text:span> dépendra de la façon dont la fonction a été appelée.<text:line-break/></text:p>
      <text:p text:style-name="P3"><text:span text:style-name="T1">4) </text:span>L'opérateur <text:span text:style-name="Strong_20_Emphasis"><text:span text:style-name="Source_20_Text">typeof</text:span></text:span> renvoie une chaîne qui indique le type de son opérande.</text:p>
      <text:p text:style-name="P3"><text:span text:style-name="Source_20_Text"><text:span text:style-name="Emphasis">opérande</text:span></text:span> est une expression qui représente la valeur dont on souhaite obtenir le type.</text:p>
      <text:p text:style-name="Text_20_body"><text:bookmark text:name="Description"/></text:p>
      <text:p text:style-name="P3"><text:s/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4:35:17.522185478</meta:creation-date>
    <dc:date>2016-05-10T14:42:53.579992798</dc:date>
    <meta:editing-duration>P0D</meta:editing-duration>
    <meta:editing-cycles>1</meta:editing-cycles>
    <meta:document-statistic meta:table-count="0" meta:image-count="0" meta:object-count="0" meta:page-count="1" meta:paragraph-count="13" meta:word-count="273" meta:character-count="1762" meta:non-whitespace-character-count="1498"/>
    <meta:generator>LibreOffice/4.2.8.2$Linux_X86_64 LibreOffice_project/420m0$Build-2</meta:generator>
  </office:meta>
</office:document-meta>
</file>